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.toLocale( String str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.isKotlin( Class clazz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.castToShort( Object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ypeUtils.createCollection( Type typ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ypeUtils.addMapping( String className ,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castToBytes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.cast( Object obj , Type type , ParserConfig mappin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ypeUtils.intValue( BigDecimal decim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.checkPrimitiveArray( GenericArrayType genericArray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ypeUtils.computeGetters( Class &lt; ? &gt; clazz , Map &lt; String , String &gt; aliasMap , boolean so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.castToJavaBean( Object obj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castToByte( Object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ypeUtils.fnv1a_64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.getPropertyNameByCompatibleFieldName( Map &lt; String , Field &gt; fieldCacheMap , String methodName , String propertyName , int fromId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.getAnnotation( Class &lt; ? &gt; targetClass , Class &lt; A &gt; annotationClas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ypeUtils.createSet( Type 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ypeUtils.isNumber( String s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ypeUtils.castToDat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getParameterAnnotations( Method metho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ypeUtils.createActualTypeMap( TypeVariable [ ] typeParameters , Type [ ] actualType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Utils.castToEnum( Object obj , Class &lt; T &gt; clazz , ParserConfig mapping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ypeUtils.getParameterAnnotations( Constructor constructor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TypeUtils.apply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num( char c0 , char c1 , char c2 , char c3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ypeUtils.getKotlinConstructor( Constructor [ ] constructors , String [ ] paramNam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ypeUtils.longValue( BigDecimal decim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.buildBeanInfo( Class &lt; ? &gt; beanType , Map &lt; String , String &gt; aliasMap , PropertyNamingStrategy propertyNamingStrategy , boolean fieldBased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TypeUtils.isXmlField( Class clazz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TypeUtils.num( char c0 , char c1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Utils.castToBigDecimal( Object valu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ypeUtils.isAnnotationPresentOneToMany( Method metho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ypeUtils.getSuperMethodAnnotation( final Class &lt; ? &gt; clazz , final Method method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TypeUtils.getCollectionSuperType( Class &lt; ? &gt; clazz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ypeUtils.castToInt( Object valu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9">
            <text:p text:style-name="Table_20_Contents">9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TypeUtils.isClob( final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Utils.castToTimestamp(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castToFloat( Object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ypeUtils.optionalEmpty( Type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ypeUtils.getPropertyNameByMethodName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apply( Map &lt; String , Class &lt; ? &gt; &gt; mappin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ypeUtils.castToString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.apply( Object valu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5">
            <text:p text:style-name="Table_20_Contents">3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TypeUtils.isTransient( Method metho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ypeUtils.loadClass( String className , ClassLoader classLoader , boolean cach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TypeUtils.parseDouble( String st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TypeUtils.load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getClassFromMapping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apply( Object obj , Class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ypeUtils.longExtractValue(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.getClass( Type 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ypeUtils.getCollectionItemClass( Type field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ypeUtils.getAnnotation( Field field , Class &lt; A &gt; annotationClas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ypeUtils.isKotlinIgnore( Class clazz , String method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ypeUtils.isPath( Class &lt; ? &gt; clazz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ypeUtils.getRawClass( Type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ypeUtils.isGenericParamType( Type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.castToBigInteger( Object valu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TypeUtils.castToChar(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ypeUtils.getKotlinConstructor( Constructor [ ] construc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addBaseClassMappin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TypeUtils.castToSqlDate(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isJacksonCreator( Method metho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ypeUtils.shortValue( BigDecimal decim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.isHibernateInitialized( Object objec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ypeUtils.parseFloat( String st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TypeUtils.getXmlAccessorType( Class clazz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ypeUtils.isProxy( Class &lt; ? &gt;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.cast( final Object obj , final Class &lt; T &gt; clazz , ParserConfig config )</text:p>
          </table:table-cell>
          <table:table-cell office:value-type="float" office:value="54">
            <text:p text:style-name="Table_20_Contents">54</text:p>
          </table:table-cell>
          <table:table-cell office:value-type="float" office:value="52">
            <text:p text:style-name="Table_20_Contents">52</text:p>
          </table:table-cell>
          <table:table-cell office:value-type="float" office:value="144">
            <text:p text:style-name="Table_20_Contents">144</text:p>
          </table:table-cell>
        </table:table-row>
        <table:table-row>
          <table:table-cell office:value-type="string">
            <text:p text:style-name="Table_20_Contents">TypeUtils.fnv1a_64_extract( String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ypeUtils.loadClass( String className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getCollectionItemType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.getField( Class &lt; ? &gt; clazz , String fieldName , Field [ ] declaredField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ypeUtils.getActualType( Type typeParameter , Map &lt; TypeVariable , Type &gt; actualType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.castToSqlTime(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isAnnotationPresentManyToMany( Method metho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ypeUtils.num( char c0 , char c1 , char c2 , char c3 , char c4 , char c5 , char c6 , char c7 , char c8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1">
            <text:p text:style-name="Table_20_Contents">6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ypeUtils.castToBoolean( Object valu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ypeUtils.getWildcardTypeUpperBounds( 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Utils.computeGetters( Class &lt; ? &gt; clazz , Map &lt; String , String &gt; alia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byteValue( BigDecimal decim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.clearClass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Utils.getFieldInfos( Class &lt; ? &gt; clazz , boolean sorted , Map &lt; String , FieldInfo &gt; fieldInfoMa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ypeUtils.isJSONTypeIgnore( Class &lt; ? &gt; clazz , String property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ethodInheritanceComparator.compare( Method m1 , Method m2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ypeUtils.castToLong( Object valu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TypeUtils.setAccessible( Accessible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ypeUtils.getSerializeFeatures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Utils.computeGettersWithFieldBase( Class &lt; ? &gt; clazz , Map &lt; String , String &gt; aliasMap , boolean sorted , PropertyNamingStrategy propertyNamingStrateg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Utils.buildBeanInfo( Class &lt; ? &gt; beanType , Map &lt; String , String &gt; aliasMap , PropertyNamingStrategy propertyNaming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getParserFeatures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Utils.getCollectionItemType( ParameterizedType parameterized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ypeUtils.castToDate( Object value , String format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34">
            <text:p text:style-name="Table_20_Contents">34</text:p>
          </table:table-cell>
          <table:table-cell office:value-type="float" office:value="109">
            <text:p text:style-name="Table_20_Contents">109</text:p>
          </table:table-cell>
        </table:table-row>
        <table:table-row>
          <table:table-cell office:value-type="string">
            <text:p text:style-name="Table_20_Contents">TypeUtils.unwrapOptional( Type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ypeUtils.decapitalize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Utils.getGenericParamType( Type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.getCollectionItemType( Type field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.castToDouble( Object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ypeUtils.cast( Object obj , ParameterizedType type , ParserConfig mapping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37">
            <text:p text:style-name="Table_20_Contents">37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TypeUtils.computeFields( Class &lt; ? &gt; clazz , Map &lt; String , String &gt; aliasMap , PropertyNamingStrategy propertyNamingStrategy , Map &lt; String , FieldInfo &gt; fieldInfoMap , Field [ ] field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ypeUtils.getKoltinConstructorParameters( Class clazz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TypeUtils.fnv1a_64_lower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ypeUtils.getAnnotation( Method method , Class &lt; A &gt; annotationClas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ypeUtils.castToJavaBean( Map &lt; String , Object &gt; map , Class &lt; T &gt; clazz , ParserConfig config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TypeUtils.makeParameterizedType( Class &lt; ? &gt; rawClass , Type [ ] typeParameters , Map &lt; TypeVariable , Type &gt; actualType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Utils.computeGetters( Class &lt; ? &gt; clazz , JSONType jsonType , Map &lt; String , String &gt; aliasMap , Map &lt; String , Field &gt; fieldCacheMap , boolean sorted , PropertyNamingStrategy propertyNamingStrategy )</text:p>
          </table:table-cell>
          <table:table-cell office:value-type="float" office:value="98">
            <text:p text:style-name="Table_20_Contents">98</text:p>
          </table:table-cell>
          <table:table-cell office:value-type="float" office:value="87">
            <text:p text:style-name="Table_20_Contents">87</text:p>
          </table:table-cell>
          <table:table-cell office:value-type="float" office:value="311">
            <text:p text:style-name="Table_20_Contents">3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